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a6fe0" officeooo:paragraph-rsid="001a6fe0"/>
    </style:style>
    <style:style style:name="P2" style:family="paragraph" style:parent-style-name="Text_20_body">
      <style:text-properties officeooo:rsid="001a6fe0"/>
    </style:style>
    <style:style style:name="P3" style:family="paragraph" style:parent-style-name="Text_20_body">
      <style:text-properties officeooo:rsid="001a6fe0" officeooo:paragraph-rsid="001a6fe0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e <text:span text:style-name="Strong_20_Emphasis">UML class diagram</text:span> for the <text:span text:style-name="Emphasis">StoreInventory</text:span> system, represented as an XML file that you can import directly into <text:span text:style-name="Strong_20_Emphasis">draw.io</text:span> (diagrams.net).</text:h>
      <text:p text:style-name="P2">This diagram now includes:</text:p>
      <text:p text:style-name="P2">✅ Abstract class <text:span text:style-name="Source_20_Text">Product</text:span><text:line-break/>✅ Interface <text:span text:style-name="Source_20_Text">PaymentMethods</text:span><text:line-break/>✅ Concrete subclasses <text:span text:style-name="Source_20_Text">Electronics</text:span>, <text:span text:style-name="Source_20_Text">Clothing</text:span><text:line-break/>✅ CSV utilities (<text:span text:style-name="Source_20_Text">CSVReaderUtil</text:span>, <text:span text:style-name="Source_20_Text">CSVWriterUtil</text:span>)<text:line-break/>✅ DAO interface + implementation (<text:span text:style-name="Source_20_Text">ProductDAO</text:span>, <text:span text:style-name="Source_20_Text">MSSQLProductDAO</text:span>)<text:line-break/>✅ Inventory service (<text:span text:style-name="Source_20_Text">StoreInventory</text:span>)<text:line-break/>✅ <text:span text:style-name="Source_20_Text">Main</text:span> class<text:line-break/>✅ Associations (uses/reads/writes)</text:p>
      <text:p text:style-name="P3"/>
      <text:h text:style-name="P4" text:outline-level="2">What’s included in this UML</text:h>
      <text:h text:style-name="Heading_20_3" text:outline-level="3"><text:span text:style-name="Strong_20_Emphasis">Classes &amp; Interfaces</text:span></text:h>
      <text:list text:style-name="L1">
        <text:list-item>
          <text:p text:style-name="P5"><text:span text:style-name="Source_20_Text">Product</text:span> (abstract)</text:p>
        </text:list-item>
        <text:list-item>
          <text:p text:style-name="P5"><text:span text:style-name="Source_20_Text">PaymentMethods</text:span> (interface)</text:p>
        </text:list-item>
        <text:list-item>
          <text:p text:style-name="P5"><text:span text:style-name="Source_20_Text">Electronics</text:span> &amp; <text:span text:style-name="Source_20_Text">Clothing</text:span></text:p>
        </text:list-item>
        <text:list-item>
          <text:p text:style-name="P5"><text:span text:style-name="Source_20_Text">ProductDAO</text:span> &amp; <text:span text:style-name="Source_20_Text">MSSQLProductDAO</text:span></text:p>
        </text:list-item>
        <text:list-item>
          <text:p text:style-name="P5"><text:span text:style-name="Source_20_Text">CSVReaderUtil</text:span> &amp; <text:span text:style-name="Source_20_Text">CSVWriterUtil</text:span></text:p>
        </text:list-item>
        <text:list-item>
          <text:p text:style-name="P5"><text:span text:style-name="Source_20_Text">StoreInventory</text:span> (service)</text:p>
        </text:list-item>
        <text:list-item>
          <text:p text:style-name="P5"><text:span text:style-name="Source_20_Text">Main</text:span> (application entry)</text:p>
        </text:list-item>
      </text:list>
      <text:h text:style-name="Heading_20_3" text:outline-level="3"><text:span text:style-name="Strong_20_Emphasis">Relationships</text:span></text:h>
      <text:list text:style-name="L2">
        <text:list-item>
          <text:p text:style-name="P6">Solid arrows = inheritance</text:p>
        </text:list-item>
        <text:list-item>
          <text:p text:style-name="P6">Dashed arrows = interface implementation</text:p>
        </text:list-item>
        <text:list-item>
          <text:p text:style-name="P6">Lines = usage/association</text:p>
        </text:list-item>
      </text:list>
      <text:p text:style-name="Horizontal_20_Line"/>
      <text:h text:style-name="Heading_20_2" text:outline-level="2">🧩 Notes</text:h>
      <text:list text:style-name="L3">
        <text:list-item>
          <text:p text:style-name="P7">The diagram reflects that:</text:p>
          <text:list>
            <text:list-item>
              <text:p text:style-name="P7"><text:span text:style-name="Source_20_Text">Electronics</text:span> and <text:span text:style-name="Source_20_Text">Clothing</text:span> extend <text:span text:style-name="Source_20_Text">Product</text:span> and implement <text:span text:style-name="Source_20_Text">PaymentMethods</text:span></text:p>
            </text:list-item>
            <text:list-item>
              <text:p text:style-name="P7"><text:span text:style-name="Source_20_Text">MSSQLProductDAO</text:span> implements <text:span text:style-name="Source_20_Text">ProductDAO</text:span></text:p>
            </text:list-item>
            <text:list-item>
              <text:p text:style-name="P7"><text:span text:style-name="Source_20_Text">Main</text:span> uses CSVReader</text:p>
            </text:list-item>
            <text:list-item>
              <text:p text:style-name="P7"><text:span text:style-name="Source_20_Text">StoreInventory</text:span> uses DAO and CSVWriter</text:p>
            </text:list-item>
          </text:list>
        </text:list-item>
        <text:list-item>
          <text:p text:style-name="P7">You can easily rearrange the layout in <text:span text:style-name="Strong_20_Emphasis">draw.io</text:span> after import.</text:p>
        </text:list-item>
      </text:list>
      <text:p text:style-name="Horizontal_20_Line"/>
      <text:p text:style-name="Text_20_body">If you want, I can also generate:</text:p>
      <text:p text:style-name="Text_20_body">🔹 A <text:span text:style-name="Strong_20_Emphasis">sequence diagram XML</text:span> for the import flow<text:line-break/>🔹 A <text:span text:style-name="Strong_20_Emphasis">package view</text:span> diagram<text:line-break/>🔹 A <text:span text:style-name="Strong_20_Emphasis">Maven-standard layout version</text:span> of the same U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8:29:53.849921700</meta:creation-date>
    <dc:date>2026-01-29T18:30:41.265108400</dc:date>
    <meta:editing-duration>PT1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5" meta:word-count="179" meta:character-count="1197" meta:non-whitespace-character-count="1059"/>
  </office:meta>
</office:document-meta>
</file>